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Contact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Cotact U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bout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bout U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ign I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ign-In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lace an Ad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witter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ign Up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ign-Up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erms of Servic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Privacy Policy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Advertise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taff Bios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float" office:value="-1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1:26:35.11</meta:creation-date>
    <dc:date>2014-02-19T01:28:05.43</dc:date>
    <meta:editing-duration>P0D</meta:editing-duration>
    <meta:editing-cycles>1</meta:editing-cycles>
    <meta:document-statistic meta:table-count="1" meta:cell-count="34" meta:object-count="0"/>
    <meta:generator>LibreOffice/3.6$Windows_x86 LibreOffice_project/da8c1e6-fd468f4-454e206-f42a4a9-143cfd</meta:generator>
  </office:meta>
</office:document-meta>
</file>